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font-size="32pt"/>
    </style:style>
    <style:style style:name="T2" style:family="text">
      <style:text-properties style:text-position="super 58%"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us<text:tab/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 text:style-name="P1"><text:span text:style-name="T1">Overview and Introduction</text:span></text:p>
            <text:p text:style-name="P1"><text:span text:style-name="T1">(Yet another build system)</text:span></text:p>
            <text:p text:style-name="P1"><text:span text:style-name="T1"/></text:p>
            <text:p text:style-name="P1"><text:span text:style-name="T1">23</text:span><text:span text:style-name="T2">rd</text:span><text:span text:style-name="T1"> February 201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istory</text:p>
              </text:list-item>
              <text:list-item>
                <text:p>Concepts</text:p>
              </text:list-item>
              <text:list-item>
                <text:p>Frontend</text:p>
              </text:list-item>
              <text:list-item>
                <text:p>Building an example</text:p>
              </text:list-item>
              <text:list-item>
                <text:p>Building Mari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lways been interested in best code generation and building efficiently</text:p>
              </text:list-item>
              <text:list-item>
                <text:p>Lots of variety in systems; lots of pros and cons</text:p>
              </text:list-item>
              <text:list-item>
                <text:p>But high maintenance</text:p>
              </text:list-item>
              <text:list-item>
                <text:p>Want to write one description of the problem</text:p>
              </text:list-item>
              <text:list-item>
                <text:p>But with different backends</text:p>
              </text:list-item>
              <text:list-item>
                <text:p>Also wanted control; minimal side-effec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u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signed to solve the problem</text:p>
              </text:list-item>
              <text:list-item>
                <text:p>Opus means 'a creative work'</text:p>
              </text:list-item>
              <text:list-item>
                <text:p>Eighth attempt to get it right – it's a hard problem</text:p>
              </text:list-item>
              <text:list-item>
                <text:p>Two years work</text:p>
              </text:list-item>
              <text:list-item>
                <text:p>Published on GoogleCode since January 2011</text:p>
                <text:list>
                  <text:list-item>
                    <text:p><text:a xlink:href="http://code.google.com/p/opus/">http://code.google.com/p/opus/</text:a></text:p>
                  </text:list-item>
                </text:list>
              </text:list-item>
              <text:list-item>
                <text:p>Still lots to impro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C#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anted specific features for a build system</text:p>
                <text:list>
                  <text:list-item>
                    <text:p>Scriptable</text:p>
                  </text:list-item>
                  <text:list-item>
                    <text:p>Debuggable</text:p>
                  </text:list-item>
                  <text:list-item>
                    <text:p>Strongly typed</text:p>
                  </text:list-item>
                  <text:list-item>
                    <text:p>Reflection (metadata)</text:p>
                  </text:list-item>
                  <text:list-item>
                    <text:p>Fast turnaround</text:p>
                  </text:list-item>
                  <text:list-item>
                    <text:p>Supported on at least Windows, Linux and OS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requisit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o use</text:p>
                <text:list>
                  <text:list-item>
                    <text:p>Windows/Linux/OSX</text:p>
                  </text:list-item>
                  <text:list-item>
                    <text:p>.NET 3.5/Mono</text:p>
                  </text:list-item>
                  <text:list-item>
                    <text:p>A supported toolchain for C/C++ code</text:p>
                  </text:list-item>
                </text:list>
              </text:list-item>
              <text:list-item>
                <text:p>To develop/extend/debug</text:p>
                <text:list>
                  <text:list-item>
                    <text:p>VisualStudio C# (2008 onwards)</text:p>
                  </text:list-item>
                  <text:list-item>
                    <text:p>MonoDevelop 2.6+ (2.8 preferr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5.199cm" svg:height="15.387cm" svg:x="1.4cm" svg:y="4.914cm" presentation:class="outline" presentation:user-transformed="true">
          <draw:text-box>
            <text:list text:style-name="L2">
              <text:list-item>
                <text:p>Declarative language</text:p>
              </text:list-item>
              <text:list-item>
                <text:p>Packages</text:p>
              </text:list-item>
              <text:list-item>
                <text:p>Modules</text:p>
              </text:list-item>
              <text:list-item>
                <text:p>Options</text:p>
              </text:list-item>
              <text:list-item>
                <text:p>Attributes/Metadata</text:p>
              </text:list-item>
              <text:list-item>
                <text:p>Options</text:p>
              </text:list-item>
              <text:list-item>
                <text:p>Target</text:p>
              </text:list-item>
              <text:list-item>
                <text:p>Buildroot &amp; Builders</text:p>
              </text:list-item>
              <text:list-item>
                <text:p>Definition 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clarative languag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ifferent to usual imperative control flow</text:p>
                <text:list>
                  <text:list-item>
                    <text:p>Reading the scripts top down make not make sense</text:p>
                  </text:list-item>
                </text:list>
              </text:list-item>
              <text:list-item>
                <text:p>Scripts define</text:p>
                <text:list>
                  <text:list-item>
                    <text:p>What to build</text:p>
                  </text:list-item>
                  <text:list-item>
                    <text:p>Dependencies</text:p>
                  </text:list-item>
                </text:list>
              </text:list-item>
              <text:list-item>
                <text:p>The Opus core handles the 'how' with the help from the plugi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ckag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ackage is a high level container</text:p>
              </text:list-item>
              <text:list-item>
                <text:p>Versioned</text:p>
              </text:list-item>
              <text:list-item>
                <text:p>Broadest granularity of dependency</text:p>
              </text:list-item>
              <text:list-item>
                <text:p>Packages reside in “package roots”</text:p>
              </text:list-item>
              <text:list-item>
                <text:p>Directory structure is</text:p>
                <text:list>
                  <text:list-item>
                    <text:p>Root/Package/Version</text:p>
                  </text:list-item>
                </text:list>
              </text:list-item>
              <text:list-item>
                <text:p>C# namespace == package name</text:p>
              </text:list-item>
              <text:list-item>
                <text:p>At least one .cs 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ul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 'guts' of packages</text:p>
              </text:list-item>
              <text:list-item>
                <text:p>Strongly typed C# classes</text:p>
              </text:list-item>
              <text:list-item>
                <text:p>The 'first class citizens' of what to build</text:p>
              </text:list-item>
              <text:list-item>
                <text:p>Opus plugin packages provide base classes</text:p>
              </text:list-item>
              <text:list-item>
                <text:p>Buildable packages provide sealed/concrete clas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tion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ollection of named options associated with module types</text:p>
                <text:list>
                  <text:list-item>
                    <text:p>Named because I don't want to remember the command line switches for different tools</text:p>
                  </text:list-item>
                </text:list>
              </text:list-item>
              <text:list-item>
                <text:p>Named options exposed as C# properties</text:p>
              </text:list-item>
              <text:list-item>
                <text:p>Related options grouped in interfaces</text:p>
              </text:list-item>
              <text:list-item>
                <text:p>Modules define reasonable defaults</text:p>
              </text:list-item>
              <text:list-item>
                <text:p>All options are always us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ttributes/Metadat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eed to give meaning to classes/fields/methods</text:p>
                <text:list>
                  <text:list-item>
                    <text:p>Necessary because of declarative nature</text:p>
                  </text:list-item>
                </text:list>
              </text:list-item>
              <text:list-item>
                <text:p>Some examples</text:p>
                <text:list>
                  <text:list-item>
                    <text:p>What is 'source' data for a build</text:p>
                  </text:list-item>
                  <text:list-item>
                    <text:p>What are 'dependencies'</text:p>
                  </text:list-item>
                  <text:list-item>
                    <text:p>Filtering on platforms</text:p>
                  </text:list-item>
                  <text:list-item>
                    <text:p>Sharing options between modu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legates/even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imilar to Qt signal/slots</text:p>
              </text:list-item>
              <text:list-item>
                <text:p>Modules expose an event to connect to</text:p>
              </text:list-item>
              <text:list-item>
                <text:p>Used to customize options per module</text:p>
                <text:list>
                  <text:list-item>
                    <text:p>Necessary because of declarative na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arge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pus allows combinations of builds</text:p>
              </text:list-item>
              <text:list-item>
                <text:p>Multiple platforms</text:p>
              </text:list-item>
              <text:list-item>
                <text:p>Multiple configurations</text:p>
              </text:list-item>
              <text:list-item>
                <text:p>Toolchains specifying vendor builds</text:p>
              </text:list-item>
              <text:list-item>
                <text:p>Target is the concatenation of the three</text:p>
                <text:list>
                  <text:list-item>
                    <text:p>Platform-configuration-toolchain</text:p>
                  </text:list-item>
                  <text:list-item>
                    <text:p>e.g. win32-debug-visualc, unix64-optimized-gc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droot and builder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ll files built reside under the 'buildroot'</text:p>
              </text:list-item>
              <text:list-item>
                <text:p>The 'builder' specifies which backend to use</text:p>
                <text:list>
                  <text:list-item>
                    <text:p>Native – command line build</text:p>
                  </text:list-item>
                  <text:list-item>
                    <text:p>VSSolution – VisualStudio solution generation</text:p>
                  </text:list-item>
                  <text:list-item>
                    <text:p>MakeFile – Makefile generation</text:p>
                  </text:list-item>
                  <text:list-item>
                    <text:p>Qmake – Qmake .pro gen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finition fil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.xml file in package</text:p>
              </text:list-item>
              <text:list-item>
                <text:p>Cross-package dependencies</text:p>
              </text:list-item>
              <text:list-item>
                <text:p>.NET/Mono system dependencies</text:p>
              </text:list-item>
              <text:list-item>
                <text:p>#defines for customization</text:p>
              </text:list-item>
              <text:list-item>
                <text:p>Use provided tools to modify the 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ontend<text:tab/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urrently a command line tool, Opus</text:p>
              </text:list-item>
              <text:list-item>
                <text:p>'Opus -help' is your friend</text:p>
              </text:list-item>
              <text:list-item>
                <text:p>Opus is 'location sensitive'</text:p>
                <text:list>
                  <text:list-item>
                    <text:p>cd into a package directory to work on that package</text:p>
                  </text:list-item>
                </text:list>
              </text:list-item>
              <text:list-item>
                <text:p>Can use response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orksho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reate a package</text:p>
              </text:list-item>
              <text:list-item>
                <text:p>Build a simple C++ application</text:p>
              </text:list-item>
              <text:list-item>
                <text:p>Build a static library</text:p>
              </text:list-item>
              <text:list-item>
                <text:p>Make application depend on static library</text:p>
              </text:list-item>
              <text:list-item>
                <text:p>Change build options</text:p>
              </text:list-item>
              <text:list-item>
                <text:p>Change the build back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ding Mari with Opu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cripts</text:p>
                <text:list>
                  <text:list-item>
                    <text:p>SVN_Users/markf/MariOpus</text:p>
                  </text:list-item>
                </text:list>
              </text:list-item>
              <text:list-item>
                <text:p>Resides alongside Apps</text:p>
              </text:list-item>
              <text:list-item>
                <text:p>Response files provided for Windows and Linux</text:p>
              </text:list-item>
              <text:list-item>
                <text:p>Debug and optimized configurations</text:p>
              </text:list-item>
              <text:list-item>
                <text:p>Builds into 'build' directory</text:p>
              </text:list-item>
              <text:list-item>
                <text:p>Native build</text:p>
              </text:list-item>
              <text:list-item>
                <text:p>WI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&amp;A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rk Final</meta:initial-creator>
    <meta:creation-date>2012-02-21T21:04:06.51</meta:creation-date>
    <meta:editing-duration>PT1H43M43S</meta:editing-duration>
    <meta:editing-cycles>82</meta:editing-cycles>
    <meta:generator>OpenOffice.org/3.3$Win32 OpenOffice.org_project/330m20$Build-9567</meta:generator>
    <dc:date>2012-02-21T23:09:59.47</dc:date>
    <dc:creator>Mark Final</dc:creator>
    <meta:document-statistic meta:object-count="101"/>
  </office:meta>
</office:document-meta>
</file>